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6.3in" style:rel-width="100%" fo:margin-left="-0.0569in" table:align="left" style:writing-mode="lr-tb"/>
    </style:style>
    <style:style style:name="Table1.A" style:family="table-column">
      <style:table-column-properties style:column-width="1.0944in" style:rel-column-width="1605*"/>
    </style:style>
    <style:style style:name="Table1.B" style:family="table-column">
      <style:table-column-properties style:column-width="1.5972in" style:rel-column-width="2342*"/>
    </style:style>
    <style:style style:name="Table1.C" style:family="table-column">
      <style:table-column-properties style:column-width="0.5278in" style:rel-column-width="774*"/>
    </style:style>
    <style:style style:name="Table1.D" style:family="table-column">
      <style:table-column-properties style:column-width="1.5347in" style:rel-column-width="2250*"/>
    </style:style>
    <style:style style:name="Table1.E" style:family="table-column">
      <style:table-column-properties style:column-width="1.5458in" style:rel-column-width="226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="0.0208in 0.0104in 0.0104in" fo:padding="0.0417in" fo:border="3pt double #c0c0c0" style:writing-mode="lr-tb"/>
    </style:style>
    <style:style style:name="Table1.A2" style:family="table-cell">
      <style:table-cell-properties style:vertical-align="top" style:border-line-width-left="0.0208in 0.0104in 0.0104in" style:border-line-width-top="0.0208in 0.0104in 0.0104in" style:border-line-width-bottom="0.0208in 0.0104in 0.0104in" fo:padding="0.0417in" fo:border-left="3pt double #c0c0c0" fo:border-right="none" fo:border-top="3pt double #c0c0c0" fo:border-bottom="3pt double #c0c0c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ize="12pt" fo:language="en" fo:country="GB" style:font-size-asian="12pt" style:font-name-complex="Arial"/>
    </style:style>
    <style:style style:name="P3" style:family="paragraph" style:parent-style-name="Standard">
      <style:text-properties style:font-name-complex="Arial"/>
    </style:style>
    <style:style style:name="P4" style:family="paragraph" style:parent-style-name="Standard">
      <style:text-properties fo:language="en" fo:country="GB" style:font-name-complex="Arial"/>
    </style:style>
    <style:style style:name="P5" style:family="paragraph" style:parent-style-name="Standard">
      <style:text-properties officeooo:paragraph-rsid="001be90d"/>
    </style:style>
    <style:style style:name="P6" style:family="paragraph" style:parent-style-name="Standard">
      <style:paragraph-properties fo:margin-top="0.1945in" fo:margin-bottom="0.0827in" loext:contextual-spacing="false"/>
      <style:text-properties fo:font-size="12pt" style:font-size-asian="12pt" style:font-name-complex="Arial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/>
      <style:text-properties fo:font-size="12pt" style:font-size-asian="12pt" style:font-name-complex="Arial"/>
    </style:style>
    <style:style style:name="P9" style:family="paragraph" style:parent-style-name="Standard">
      <style:paragraph-properties fo:margin-top="0in" fo:margin-bottom="0in" loext:contextual-spacing="false" style:snap-to-layout-grid="false"/>
      <style:text-properties fo:font-size="12pt" style:font-size-asian="12pt" style:font-name-complex="Arial" style:font-size-complex="10pt"/>
    </style:style>
    <style:style style:name="P10" style:family="paragraph" style:parent-style-name="Standard">
      <style:paragraph-properties fo:margin-top="0in" fo:margin-bottom="0in" loext:contextual-spacing="false" style:snap-to-layout-grid="false"/>
      <style:text-properties fo:font-size="12pt" officeooo:rsid="001be90d" officeooo:paragraph-rsid="001be90d" style:font-size-asian="12pt" style:font-name-complex="Arial"/>
    </style:style>
    <style:style style:name="P11" style:family="paragraph" style:parent-style-name="Standard">
      <style:paragraph-properties fo:margin-top="0in" fo:margin-bottom="0in" loext:contextual-spacing="false"/>
      <style:text-properties officeooo:paragraph-rsid="001be90d"/>
    </style:style>
    <style:style style:name="P12" style:family="paragraph" style:parent-style-name="Standard">
      <style:paragraph-properties fo:margin-top="0.1945in" fo:margin-bottom="0.1665in" loext:contextual-spacing="false"/>
      <style:text-properties fo:font-size="12pt" style:font-size-asian="12pt" style:font-name-complex="Arial"/>
    </style:style>
    <style:style style:name="P13" style:family="paragraph" style:parent-style-name="Standard">
      <style:paragraph-properties fo:margin-top="0.1945in" fo:margin-bottom="0.1665in" loext:contextual-spacing="false"/>
      <style:text-properties fo:font-size="12pt" officeooo:paragraph-rsid="001be90d" style:font-size-asian="12pt" style:font-name-complex="Arial"/>
    </style:style>
    <style:style style:name="P14" style:family="paragraph" style:parent-style-name="Standard">
      <style:paragraph-properties fo:margin-top="0.1945in" fo:margin-bottom="0in" loext:contextual-spacing="false"/>
      <style:text-properties fo:font-size="12pt" style:font-size-asian="12pt" style:font-name-complex="Arial"/>
    </style:style>
    <style:style style:name="P15" style:family="paragraph" style:parent-style-name="Heading_20_2" style:master-page-name="Standard">
      <style:paragraph-properties style:page-number="auto"/>
    </style:style>
    <style:style style:name="P16" style:family="paragraph" style:parent-style-name="Footer">
      <style:text-properties fo:font-size="8pt" style:font-size-asian="8pt" style:font-size-complex="8pt"/>
    </style:style>
    <style:style style:name="P17" style:family="paragraph">
      <loext:graphic-properties draw:fill="solid" draw:fill-color="#000000"/>
      <style:paragraph-properties style:writing-mode="lr-tb"/>
    </style:style>
    <style:style style:name="P18" style:family="paragraph">
      <loext:graphic-properties draw:fill="solid" draw:fill-color="#ffffff"/>
      <style:paragraph-properties style:writing-mode="lr-tb"/>
    </style:style>
    <style:style style:name="P19" style:family="paragraph">
      <loext:graphic-properties draw:fill="solid" draw:fill-color="#009494"/>
      <style:paragraph-properties style:writing-mode="lr-tb"/>
    </style:style>
    <style:style style:name="T1" style:family="text">
      <style:text-properties fo:font-size="12pt" style:font-size-asian="12pt" style:font-name-complex="Arial"/>
    </style:style>
    <style:style style:name="T2" style:family="text">
      <style:text-properties fo:font-size="12pt" style:font-size-asian="12pt" style:font-name-complex="Arial"/>
    </style:style>
    <style:style style:name="T3" style:family="text">
      <style:text-properties fo:font-size="12pt" officeooo:rsid="001d1281" style:font-size-asian="12pt" style:font-name-complex="Arial"/>
    </style:style>
    <style:style style:name="T4" style:family="text">
      <style:text-properties fo:font-size="12pt" officeooo:rsid="001be90d" style:font-size-asian="12pt" style:font-name-complex="Ari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-asian="Arial"/>
    </style:style>
    <style:style style:name="T7" style:family="text">
      <style:text-properties officeooo:rsid="001be90d"/>
    </style:style>
    <style:style style:name="T8" style:family="text">
      <style:text-properties fo:font-size="10pt" style:font-size-asian="10pt" style:font-name-complex="Arial" style:font-size-complex="10pt"/>
    </style:style>
    <style:style style:name="T9" style:family="text">
      <style:text-properties fo:font-size="10pt" officeooo:rsid="001d1281" style:font-size-asian="10pt" style:font-name-complex="Arial" style:font-size-complex="10pt"/>
    </style:style>
    <style:style style:name="T10" style:family="text">
      <style:text-properties officeooo:rsid="001cf696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Projektzielblat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7"><text:span text:style-name="T1">Projektname:</text:span> <text:span text:style-name="T1">Rendern von 2-Dimensionalen Polynom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Auftraggeber:</text:p>
          </table:table-cell>
          <table:table-cell table:style-name="Table1.A2" office:value-type="string">
            <text:p text:style-name="P8">Herr Rathert</text:p>
          </table:table-cell>
          <table:table-cell table:style-name="Table1.A2" table:number-columns-spanned="2" office:value-type="string">
            <text:p text:style-name="P8">Projektleiter:</text:p>
          </table:table-cell>
          <table:covered-table-cell/>
          <table:table-cell table:style-name="Table1.A1" office:value-type="string">
            <text:p text:style-name="P8"><text:span text:style-name="T7">Keine Hierarchien (</text:span>Kai Kiehl<text:span text:style-name="T7">)</text:span></text:p>
          </table:table-cell>
        </table:table-row>
        <table:table-row table:style-name="Table1.1">
          <table:table-cell table:style-name="Table1.A1" table:number-columns-spanned="5" office:value-type="string">
            <text:p text:style-name="P11"><text:span text:style-name="T1">Grobziel: </text:span><text:span text:style-name="T3">Darstellen</text:span><text:span text:style-name="T1"> von </text:span><text:span text:style-name="T3">N</text:span><text:span text:style-name="T1">-</text:span><text:span text:style-name="T4">d</text:span><text:span text:style-name="T1">imensionalen Poly</text:span><text:span text:style-name="T3">topen auf einer 2-Dimensionalen Bildfläch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8">Unterziele:</text:p>
            <text:p text:style-name="P12">-<text:span text:style-name="T7">keine bereits vorhandenen Frameworks verwenden</text:span>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8">Zwischenziele:</text:p>
            <text:p text:style-name="P13">-<text:span text:style-name="T10">Projektion eines Bildes aus dem Speicher auf den Bildschirm</text:span></text:p>
            <text:p text:style-name="P13">-Einfache geometrische Formen <text:span text:style-name="T7">darstellen</text:span></text:p>
            <text:p text:style-name="P12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8">Anmerkung zur Zielbeschreibung:</text:p>
            <text:p text:style-name="P12"/>
            <text:p text:style-name="P12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Projektstart:</text:p>
          </table:table-cell>
          <table:table-cell table:style-name="Table1.A2" office:value-type="string">
            <text:p text:style-name="P10">11.03.19</text:p>
          </table:table-cell>
          <table:table-cell table:style-name="Table1.A2" table:number-columns-spanned="2" office:value-type="string">
            <text:p text:style-name="P8">Projektende:</text:p>
          </table:table-cell>
          <table:covered-table-cell/>
          <table:table-cell table:style-name="Table1.A1" office:value-type="string">
            <text:p text:style-name="P10">03.06.19</text:p>
          </table:table-cell>
        </table:table-row>
        <table:table-row table:style-name="Table1.1">
          <table:table-cell table:style-name="Table1.A2" table:number-columns-spanned="2" office:value-type="string">
            <text:p text:style-name="P8">Budget:</text:p>
          </table:table-cell>
          <table:covered-table-cell/>
          <table:table-cell table:style-name="Table1.A1" table:number-columns-spanned="3" office:value-type="string">
            <text:p text:style-name="P10">0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8">Datum: <text:span text:style-name="T7">02.06.19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9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8">Unterschrift Auftraggeber</text:p>
          </table:table-cell>
          <table:covered-table-cell/>
          <table:covered-table-cell/>
          <table:table-cell table:style-name="Table1.A1" table:number-columns-spanned="2" office:value-type="string">
            <text:p text:style-name="P8">Unterschrift Projektleiter</text:p>
          </table:table-cell>
          <table:covered-table-cell/>
        </table:table-row>
      </table:table>
      <text:p text:style-name="P14"><text:soft-page-break/></text:p>
      <text:p text:style-name="P2"/>
      <text:p text:style-name="P4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NextLT Light" svg:font-family="'FrutigerNextLT Light', 'Times New Roman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Linux Biolinum" style:font-family-complex="'Linux Biolinu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letter-spacing="0.0209in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rmatvorlage_20_Humnst777_20_Lt_20_BT_20_11_20_pt_20_Block" style:display-name="Formatvorlage Humnst777 Lt BT 11 pt Block" style:family="paragraph" style:parent-style-name="Standard">
      <style:paragraph-properties style:line-height-at-least="0.2083in" fo:text-align="justify" style:justify-single-word="false"/>
      <style:text-properties style:font-name="FrutigerNextLT Light" fo:font-family="'FrutigerNextLT Light', 'Times New Roman'" style:font-pitch="variable" fo:font-size="11pt" style:font-size-asian="11pt" style:font-name-complex="FrutigerNextLT Light" style:font-family-complex="'FrutigerNextLT Light'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rmatvorlage_20_Humnst777_20_Lt_20_BT_20_11_20_pt_20_Block_20_Zchn" style:display-name="Formatvorlage Humnst777 Lt BT 11 pt Block Zchn" style:family="text">
      <style:text-properties style:font-name="FrutigerNextLT Light" fo:font-family="'FrutigerNextLT Light', 'Times New Roman'" style:font-pitch="variable" fo:font-size="11pt" fo:language="de" fo:country="DE" style:font-size-asian="11pt" style:font-name-complex="FrutigerNextLT Light" style:font-family-complex="'FrutigerNextLT Light', 'Times New Roman'" style:font-pitch-complex="variable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4042in" fo:margin-left="-0.0785in" table:align="left" style:writing-mode="lr-tb"/>
    </style:style>
    <style:style style:name="Table3.A" style:family="table-column">
      <style:table-column-properties style:column-width="2.1319in"/>
    </style:style>
    <style:style style:name="Table3.B" style:family="table-column">
      <style:table-column-properties style:column-width="2.1326in"/>
    </style:style>
    <style:style style:name="Table3.C" style:family="table-column">
      <style:table-column-properties style:column-width="2.13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0938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6.4042in" fo:margin-left="-0.0785in" table:align="left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4.82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>
      <loext:graphic-properties draw:fill="solid" draw:fill-color="#000000"/>
      <style:paragraph-properties style:writing-mode="lr-tb"/>
    </style:style>
    <style:style style:name="MP2" style:family="paragraph">
      <loext:graphic-properties draw:fill="solid" draw:fill-color="#ffffff"/>
      <style:paragraph-properties style:writing-mode="lr-tb"/>
    </style:style>
    <style:style style:name="MP3" style:family="paragraph">
      <loext:graphic-properties draw:fill="solid" draw:fill-color="#009494"/>
      <style:paragraph-properties style:writing-mode="lr-tb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Standard">
      <style:text-properties officeooo:paragraph-rsid="001be90d"/>
    </style:style>
    <style:style style:name="MP6" style:family="paragraph" style:parent-style-name="Footer">
      <style:text-properties fo:font-size="8pt" style:font-size-asian="8pt" style:font-size-complex="8pt"/>
    </style:style>
    <style:style style:name="MT1" style:family="text">
      <style:text-properties style:font-name-asian="Arial"/>
    </style:style>
    <style:style style:name="MT2" style:family="text">
      <style:text-properties officeooo:rsid="001be90d"/>
    </style:style>
    <style:style style:name="MT3" style:family="text">
      <style:text-properties fo:font-size="10pt" officeooo:rsid="001d1281" style:font-size-asian="10pt" style:font-name-complex="Arial" style:font-size-complex="10pt"/>
    </style:style>
    <style:style style:name="MT4" style:family="text">
      <style:text-properties fo:font-size="10pt" style:font-size-asian="10pt" style:font-name-complex="Arial" style:font-size-complex="10pt"/>
    </style:style>
    <style:style style:name="M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-content"/>
    </style:style>
    <style:style style:name="Mgr2" style:family="graphic">
      <style:graphic-properties draw:stroke="none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3" style:family="graphic">
      <style:graphic-properties draw:stroke="none" draw:fill="solid" draw:fill-color="#ffffff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background"/>
    </style:style>
    <style:style style:name="Mgr4" style:family="graphic">
      <style:graphic-properties draw:stroke="none" draw:fill="solid" draw:fill-color="#000000" draw:textarea-horizontal-align="left" draw:textarea-vertical-align="top" draw:auto-grow-height="false" fo:min-height="0.0508in" fo:min-width="0in" fo:padding-top="0.0902in" fo:padding-bottom="0.0902in" fo:padding-left="0.1736in" fo:padding-right="0.1736in" fo:wrap-option="wrap" draw:shadow-color="#808080" style:run-through="background"/>
    </style:style>
    <style:style style:name="Mgr5" style:family="graphic">
      <style:graphic-properties draw:stroke="none" draw:fill="solid" draw:fill-color="#000000" draw:textarea-horizontal-align="left" draw:textarea-vertical-align="top" draw:auto-grow-height="false" fo:min-height="0.0571in" fo:min-width="0in" fo:padding-top="0.0902in" fo:padding-bottom="0.0902in" fo:padding-left="0.1736in" fo:padding-right="0.1736in" fo:wrap-option="wrap" draw:shadow-color="#808080" style:run-through="background"/>
    </style:style>
    <style:style style:name="Mgr6" style:family="graphic">
      <style:graphic-properties draw:stroke="none" draw:fill="solid" draw:fill-color="#009494" draw:textarea-horizontal-align="left" draw:textarea-vertical-align="top" draw:auto-grow-height="false" fo:min-height="0in" fo:min-width="0.0008in" fo:padding-top="0.0902in" fo:padding-bottom="0.0902in" fo:padding-left="0.1736in" fo:padding-right="0.1736in" fo:wrap-option="wrap" draw:shadow-color="#808080" style:run-through="backgroun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2957in" fo:margin-top="0.2571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columns-spanned="3" office:value-type="string">
              <text:h text:style-name="Heading_20_1" text:outline-level="1"><draw:g text:anchor-type="char" draw:z-index="1" draw:style-name="Mgr1"><draw:custom-shape draw:style-name="Mgr2" draw:text-style-name="MP1" svg:width="0.1713in" svg:height="0.1657in" svg:x="5.5579in" svg:y="0.0421in"><text:p/><draw:enhanced-geometry svg:viewBox="0 0 658 671" draw:type="non-primitive" draw:enhanced-path="M 322 671  L 356 669  L 390 664  L 422 656  L 453 645  L 483 631  L 511 614  L 536 594  L 560 572  L 582 549  L 600 523  L 618 495  L 631 466  L 643 435  L 651 403  L 657 370  L 658 336  L 657 301  L 651 268  L 643 236  L 631 205  L 618 175  L 600 147  L 582 122  L 560 97  L 536 76  L 511 57  L 483 40  L 453 26  L 422 15  L 390 6  L 356 1  L 322 0  L 287 1  L 255 6  L 222 15  L 193 25  L 165 39  L 138 56  L 114 74  L 91 96  L 70 119  L 53 145  L 37 172  L 24 201  L 14 232  L 6 263  L 1 297  L 0 331  L 1 366  L 6 399  L 14 432  L 24 463  L 37 493  L 53 520  L 70 547  L 91 571  L 114 593  L 138 612  L 165 630  L 193 645  L 222 656  L 255 664  L 287 669  L 322 671  Z N"/></draw:custom-shape><draw:custom-shape draw:style-name="Mgr3" draw:text-style-name="MP2" svg:width="0.078in" svg:height="0.0732in" svg:x="5.6004in" svg:y="0.0882in"><text:p/><draw:enhanced-geometry svg:viewBox="0 0 298 299" draw:type="non-primitive" draw:enhanced-path="M 150 299  L 180 295  L 208 287  L 233 273  L 256 255  L 273 233  L 287 209  L 295 180  L 298 150  L 295 120  L 287 91  L 273 66  L 256 44  L 233 26  L 208 12  L 180 4  L 150 0  L 120 4  L 91 12  L 66 26  L 44 44  L 25 66  L 11 91  L 3 120  L 0 150  L 3 180  L 11 209  L 25 233  L 44 255  L 66 273  L 91 287  L 120 295  L 150 299  Z N"/></draw:custom-shape><draw:custom-shape draw:style-name="Mgr4" draw:text-style-name="MP1" svg:width="0.0453in" svg:height="0.2315in" svg:x="5.5524in" svg:y="-0.0071in"><text:p/><draw:enhanced-geometry svg:viewBox="0 0 21600 21600" draw:type="rectangle" draw:enhanced-path="M 0 0 L 21600 0 21600 21600 0 21600 0 0 Z N"/></draw:custom-shape><draw:custom-shape draw:style-name="Mgr2" draw:text-style-name="MP1" svg:width="0.1713in" svg:height="0.1657in" svg:x="5.3799in" svg:y="0.0421in"><text:p/><draw:enhanced-geometry svg:viewBox="0 0 658 671" draw:type="non-primitive" draw:enhanced-path="M 321 671  L 356 669  L 389 664  L 421 656  L 453 645  L 482 631  L 510 614  L 535 594  L 560 572  L 582 549  L 600 523  L 617 495  L 631 466  L 643 435  L 651 403  L 656 370  L 658 336  L 656 301  L 651 268  L 643 236  L 631 205  L 617 175  L 600 147  L 582 122  L 560 97  L 535 76  L 510 57  L 482 40  L 453 26  L 421 15  L 389 6  L 356 1  L 321 0  L 287 1  L 254 6  L 222 15  L 192 25  L 164 39  L 138 56  L 114 74  L 91 96  L 70 119  L 53 145  L 37 172  L 24 201  L 14 232  L 5 263  L 1 297  L 0 331  L 1 366  L 5 399  L 14 432  L 24 463  L 37 493  L 53 520  L 70 547  L 91 571  L 114 593  L 138 612  L 164 630  L 192 645  L 222 656  L 254 664  L 287 669  L 321 671  Z N"/></draw:custom-shape><draw:custom-shape draw:style-name="Mgr3" draw:text-style-name="MP2" svg:width="0.0776in" svg:height="0.0732in" svg:x="5.4224in" svg:y="0.0882in"><text:p/><draw:enhanced-geometry svg:viewBox="0 0 299 299" draw:type="non-primitive" draw:enhanced-path="M 150 299  L 180 295  L 209 287  L 233 273  L 256 255  L 274 233  L 287 209  L 295 180  L 299 150  L 295 120  L 287 91  L 274 66  L 256 44  L 233 26  L 209 12  L 180 4  L 150 0  L 120 4  L 92 12  L 66 26  L 44 44  L 26 66  L 12 91  L 4 120  L 0 150  L 4 180  L 12 209  L 26 233  L 44 255  L 66 273  L 92 287  L 120 295  L 150 299  Z N"/></draw:custom-shape><draw:custom-shape draw:style-name="Mgr4" draw:text-style-name="MP1" svg:width="0.0453in" svg:height="0.2315in" svg:x="5.3752in" svg:y="-0.0071in"><text:p/><draw:enhanced-geometry svg:viewBox="0 0 21600 21600" draw:type="rectangle" draw:enhanced-path="M 0 0 L 21600 0 21600 21600 0 21600 0 0 Z N"/></draw:custom-shape><draw:custom-shape draw:style-name="Mgr5" draw:text-style-name="MP1" svg:width="0.3331in" svg:height="0.2378in" svg:x="5.5524in" svg:y="0.052in"><text:p/><draw:enhanced-geometry svg:viewBox="0 0 1284 966" draw:type="non-primitive" draw:enhanced-path="M 1284 0  L 1261 0  L 1241 0  L 1224 0  L 1211 0  L 1200 0  L 1191 0  L 1184 0  L 1179 0  L 1124 4  L 1072 15  L 1025 31  L 979 53  L 937 78  L 898 107  L 862 139  L 829 174  L 799 210  L 770 247  L 745 285  L 722 323  L 700 360  L 681 396  L 664 428  L 649 459  L 633 491  L 617 520  L 599 547  L 585 570  L 568 590  L 553 609  L 540 626  L 526 640  L 513 652  L 502 662  L 490 671  L 481 678  L 473 684  L 466 688  L 460 692  L 457 694  L 442 705  L 426 715  L 408 724  L 391 733  L 373 741  L 353 748  L 333 755  L 314 761  L 293 767  L 272 771  L 252 775  L 231 778  L 211 781  L 190 783  L 170 784  L 150 784  L 0 784  L 0 966  L 188 966  L 256 963  L 318 956  L 375 945  L 426 931  L 470 915  L 511 897  L 548 877  L 580 855  L 608 834  L 633 810  L 655 787  L 674 766  L 692 745  L 705 724  L 719 706  L 731 690  L 741 675  L 753 658  L 765 641  L 777 622  L 790 602  L 802 581  L 815 561  L 828 540  L 839 519  L 851 499  L 861 480  L 871 461  L 881 445  L 890 430  L 897 417  L 903 406  L 908 395  L 916 382  L 927 367  L 937 351  L 950 334  L 964 315  L 980 298  L 996 279  L 1013 262  L 1033 246  L 1052 232  L 1073 218  L 1095 208  L 1117 200  L 1140 195  L 1164 193  L 1284 193  L 1284 0  Z N"/></draw:custom-shape><draw:custom-shape draw:style-name="Mgr6" draw:text-style-name="MP3" svg:width="0.348in" svg:height="0.0488in" svg:x="5.8953in" svg:y="0.0492in"><text:p/><draw:enhanced-geometry svg:viewBox="0 0 21600 21600" draw:type="rectangle" draw:enhanced-path="M 0 0 L 21600 0 21600 21600 0 21600 0 0 Z N"/></draw:custom-shape></draw:g><text:span text:style-name="MT1"><text:s text:c="11"/></text:span>Berufsbildende Schulen Osnabrück Brinkstraße</text:h>
              <text:p text:style-name="Standard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Standard">Name:Kilian, Linus, <text:span text:style-name="MT2">Kai</text:span></text:p>
              <text:p text:style-name="Standard"/>
            </table:table-cell>
            <table:table-cell table:style-name="Table3.A2" table:number-rows-spanned="2" office:value-type="string">
              <text:p text:style-name="MP4"/>
              <text:p text:style-name="Standard">BGT 12.2</text:p>
            </table:table-cell>
            <table:table-cell table:style-name="Table3.A1" office:value-type="string">
              <text:p text:style-name="Standard">Blatt: </text:p>
            </table:table-cell>
          </table:table-row>
          <table:table-row table:style-name="Table3.2">
            <table:table-cell table:style-name="Table3.A2" office:value-type="string">
              <text:p text:style-name="Standard">Klasse: TG 12</text:p>
              <text:p text:style-name="Standard">Team:</text:p>
            </table:table-cell>
            <table:covered-table-cell/>
            <table:table-cell table:style-name="Table3.A1" office:value-type="string">
              <text:p text:style-name="Standard">Datum:</text:p>
            </table:table-cell>
          </table:table-row>
          <table:table-row table:style-name="Table3.1">
            <table:table-cell table:style-name="Table3.A1" table:number-columns-spanned="3" office:value-type="string">
              <text:p text:style-name="MP5">Projekt: <text:span text:style-name="MT3">Darstellen</text:span><text:span text:style-name="MT4"> von </text:span><text:span text:style-name="MT3">N</text:span><text:span text:style-name="MT4">-Dimensionalen Poly</text:span><text:span text:style-name="MT3">topen auf einer 2-Dimensionalen Bildfläche</text:span></text:p>
            </table:table-cell>
            <table:covered-table-cell/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">Name der Vorlage:</text:p>
            </table:table-cell>
            <table:table-cell table:style-name="Table2.B1" office:value-type="string">
              <text:p text:style-name="MP6">Projektzielblatt</text:p>
            </table:table-cell>
          </table:table-row>
          <table:table-row table:style-name="Table2.1">
            <table:table-cell table:style-name="Table2.A1" office:value-type="string">
              <text:p text:style-name="MP6">Erstellt am:</text:p>
            </table:table-cell>
            <table:table-cell table:style-name="Table2.B1" office:value-type="string">
              <text:p text:style-name="MP6"><text:date style:data-style-name="N36" text:date-value="2019-06-02T22:29:29.024158408">02.06.2019</text:date></text:p>
            </table:table-cell>
          </table:table-row>
          <table:table-row table:style-name="Table2.1">
            <table:table-cell table:style-name="Table2.A1" office:value-type="string">
              <text:p text:style-name="MP6">Autor:</text:p>
            </table:table-cell>
            <table:table-cell table:style-name="Table2.B1" office:value-type="string">
              <text:p text:style-name="MP6">Linus Held</text:p>
            </table:table-cell>
          </table:table-row>
        </table:table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 </meta:initial-creator>
    <meta:creation-date>2009-11-22T19:20:00</meta:creation-date>
    <dc:date>2019-06-02T22:29:28.995098849</dc:date>
    <meta:editing-cycles>13</meta:editing-cycles>
    <meta:editing-duration>PT4M51S</meta:editing-duration>
    <meta:generator>LibreOffice/6.1.6.3$Linux_X86_64 LibreOffice_project/10$Build-3</meta:generator>
    <meta:document-statistic meta:table-count="3" meta:image-count="0" meta:object-count="0" meta:page-count="2" meta:paragraph-count="36" meta:word-count="92" meta:character-count="813" meta:non-whitespace-character-count="745"/>
  </office:meta>
</office:document-meta>
</file>